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MethodArgumentResolverTests.resolveArgumentMessageHeader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sMethodArgumentResolverTests.resolveArgument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MethodArgumentResolverTests.resolveArgumentMessag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essageHeaderAccessor.TestMessageHeaderAccessor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MethodArgumentResolverTests.resolveArgumentAnnotatedNo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sMethodArgumentResolverTests.handleMessage( @ Headers Map &lt; String , Object &gt; param1 , @ Headers String param2 , MessageHeaders param3 , MessageHeaderAccessor param4 , TestMessageHeaderAccessor param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aders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MessageHeaderAccessor.wrap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MethodArgumentResolverTests.resolveArgumentMessageHeaderAccessor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sMethodArgumentResolverTests.resolveArgument( Method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